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calligra:shadow-blur-radius="7.93702pt" draw:fill="solid" draw:fill-color="#eff0f1" draw:shadow="hidden" draw:shadow-color="#000000" draw:shadow-offset-x="1.94382pt" draw:shadow-offset-y="1.16796pt" draw:shadow-opacity="75.2941%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94d0eb" svg:stroke-linecap="square" svg:stroke-opacity="1" svg:stroke-width="3.46961230992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4.22809805217pt" svg:height="54.08310313760pt" svg:x="1.23245677391pt" svg:y="1.30495423120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15</meta:editing-cycles>
    <dc:date>2019-02-03T05:44:47</dc:date>
    <meta:creation-date>2008-10-27T22:59:39</meta:creation-date>
    <dc:creator>Maximilian Lika</dc:creator>
  </office:meta>
</office:document-meta>
</file>